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DriverImpl.getInteractionParams( InteractionRequest action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rtletDriverImpl.setPortletProperties( PropertyList properties , String user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ortletDriverImpl.getPortletProperties( String [ ] names , String user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ortletDriverImpl.getMarkup( MarkupRequest markupRequest , String userI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ortletDriverImpl.getWsrp4jLog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DriverImpl.getValidValues( String [ ] supported , String [ ] allow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rtletDriverImpl.init( WSRPPortlet portl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rtletDriverImpl.getPort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riverImpl.getMarkupParams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riverImpl.getUserContext( String user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rtletDriverImpl.setConsumerEnvironment( Consume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riverImpl.performBlockingInteraction( InteractionRequest actionRequest , String user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ortletDriverImpl.clonePortlet( String user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ortletDriverImpl.initCooki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rtletDriverImpl.destroyPortlets( String [ ] portletHandles , String user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ortletDriverImpl.resetInitCookie( String user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ortletDriverImpl.checkInitCookie( String user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ortletDriverImpl.getMarkupParams( WSRPBase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ortletDriverImpl.releaseSessions( String [ ] sessionIDs , String user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ortletDriverImpl.getPortletDescription( String userID , String [ ] desiredLocal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ortletDriverImpl.getRuntimeContext( WSRPBaseRequest reque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ortletDriverImpl.getPortletPropertyDescription( String user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ortletDriverImpl.setPortalService( Portal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